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4.98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true"/>
    </style:style>
    <style:style style:name="ro3" style:family="table-row">
      <style:table-row-properties style:row-height="0.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fo:font-weight="normal" style:font-weight-asian="normal" style:font-weight-complex="normal"/>
    </style:style>
    <style:style style:name="ce3" style:family="table-cell" style:parent-style-name="Поле">
      <style:text-properties style:font-style-asian="normal" style:font-weight-asian="bold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number-columns-repeated="2" table:default-cell-style-name="Текст"/>
        <table:table-column table:style-name="co2" table:default-cell-style-name="Текст"/>
        <table:table-column table:style-name="co4" table:default-cell-style-name="Текст"/>
        <table:table-column table:style-name="co3" table:default-cell-style-name="Текст"/>
        <table:table-column table:style-name="co2" table:default-cell-style-name="Текст"/>
        <table:table-column table:style-name="co4" table:default-cell-style-name="Текст"/>
        <table:table-column table:style-name="co3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7" table:default-cell-style-name="Текст"/>
        <table:table-column table:style-name="co4" table:default-cell-style-name="Текст"/>
        <table:table-column table:style-name="co8" table:number-columns-repeated="1009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Отчество ИП</text:p>
          </table:table-cell>
          <table:table-cell table:style-name="Поле" office:value-type="string">
            <text:p>Имя РП</text:p>
          </table:table-cell>
          <table:table-cell table:style-name="Поле" office:value-type="string">
            <text:p>Фамилия РП</text:p>
          </table:table-cell>
          <table:table-cell table:style-name="Поле" office:value-type="string">
            <text:p>Отчество РП</text:p>
          </table:table-cell>
          <table:table-cell table:style-name="ce1" office:value-type="string">
            <text:p>Имя ВП</text:p>
          </table:table-cell>
          <table:table-cell table:style-name="ce1" office:value-type="string">
            <text:p>Фамилия ВП</text:p>
          </table:table-cell>
          <table:table-cell table:style-name="ce1" office:value-type="string">
            <text:p>Отчество В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3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Иван</text:p>
          </table:table-cell>
          <table:table-cell table:style-name="Фамилия" office:value-type="string">
            <text:p>Пепкин</text:p>
          </table:table-cell>
          <table:table-cell office:value-type="string">
            <text:p>Аристархович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table:content-validation-name="val1" office:value-type="string">
            <text:p>М</text:p>
          </table:table-cell>
          <table:table-cell table:formula="of:=IF([.$K2]&lt;&gt;&quot;&quot;;IF([.$K2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7 (937) 123-48-13</text:p>
          </table:table-cell>
          <table:table-cell table:style-name="Почта" office:value-type="string">
            <text:p><text:a xlink:href="mailto:albos@gmail.com">albos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Пётр</text:p>
          </table:table-cell>
          <table:table-cell table:style-name="Фамилия" office:value-type="string">
            <text:p>Шуепуев</text:p>
          </table:table-cell>
          <table:table-cell office:value-type="string">
            <text:p>Викторович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table:content-validation-name="val1" office:value-type="string">
            <text:p>М</text:p>
          </table:table-cell>
          <table:table-cell table:formula="of:=IF([.$K3]&lt;&gt;&quot;&quot;;IF([.$K3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1 (999) 349-43-20</text:p>
          </table:table-cell>
          <table:table-cell table:style-name="Почта" office:value-type="string">
            <text:p><text:a xlink:href="mailto:bibos@mail.ru">bibos@mail.ru</text:a></text:p>
          </table:table-cell>
          <table:table-cell table:content-validation-name="val2" office:value-type="string">
            <text:p>Регистратор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Алексей</text:p>
          </table:table-cell>
          <table:table-cell table:style-name="Фамилия" office:value-type="string">
            <text:p>Харламенков</text:p>
          </table:table-cell>
          <table:table-cell office:value-type="string">
            <text:p>Евгеньевич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table:content-validation-name="val1" office:value-type="string">
            <text:p>М</text:p>
          </table:table-cell>
          <table:table-cell table:formula="of:=IF([.$K4]&lt;&gt;&quot;&quot;;IF([.$K4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9 (123) 671-45-09</text:p>
          </table:table-cell>
          <table:table-cell table:style-name="Почта" office:value-type="string">
            <text:p><text:a xlink:href="mailto:alexey@harl.ev">alexey@harl.ev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Светлана</text:p>
          </table:table-cell>
          <table:table-cell table:style-name="Фамилия" office:value-type="string">
            <text:p>Острова</text:p>
          </table:table-cell>
          <table:table-cell office:value-type="string">
            <text:p>Ивановна</text:p>
          </table:table-cell>
          <table:table-cell office:value-type="string">
            <text:p>Светланы</text:p>
          </table:table-cell>
          <table:table-cell table:style-name="Фамилия" office:value-type="string">
            <text:p>Островой</text:p>
          </table:table-cell>
          <table:table-cell office:value-type="string">
            <text:p>Ивановны</text:p>
          </table:table-cell>
          <table:table-cell office:value-type="string">
            <text:p>Светлану</text:p>
          </table:table-cell>
          <table:table-cell table:style-name="Фамилия" office:value-type="string">
            <text:p>Острову</text:p>
          </table:table-cell>
          <table:table-cell office:value-type="string">
            <text:p>Ивановну</text:p>
          </table:table-cell>
          <table:table-cell table:content-validation-name="val1" office:value-type="string">
            <text:p>Ж</text:p>
          </table:table-cell>
          <table:table-cell table:formula="of:=IF([.$K5]&lt;&gt;&quot;&quot;;IF([.$K5]=&quot;М&quot;; &quot;Уважаемый&quot;; &quot;Уважаемая&quot;);&quot;&quot;)" office:value-type="string" office:string-value="Уважаемая">
            <text:p>Уважаемая</text:p>
          </table:table-cell>
          <table:table-cell office:value-type="string">
            <text:p>7 (927) 189-34-45</text:p>
          </table:table-cell>
          <table:table-cell table:style-name="Почта" office:value-type="string">
            <text:p><text:a xlink:href="mailto:ssver@gmail.ru">ssver@gmail.ru</text:a></text:p>
          </table:table-cell>
          <table:table-cell table:content-validation-name="val2" office:value-type="string">
            <text:p>Ассистент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Василий</text:p>
          </table:table-cell>
          <table:table-cell table:style-name="Фамилия" office:value-type="string">
            <text:p>Быстров</text:p>
          </table:table-cell>
          <table:table-cell office:value-type="string">
            <text:p>Викторович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table:content-validation-name="val1" office:value-type="string">
            <text:p>М</text:p>
          </table:table-cell>
          <table:table-cell table:formula="of:=IF([.$K6]&lt;&gt;&quot;&quot;;IF([.$K6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7 (927) 143-40-17</text:p>
          </table:table-cell>
          <table:table-cell table:style-name="Почта" office:value-type="string">
            <text:p><text:a xlink:href="mailto:shue_ppsh@gmail.com">shue_ppsh@gmail.com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Михаил </text:p>
          </table:table-cell>
          <table:table-cell table:style-name="Фамилия" office:value-type="string">
            <text:p>Плов</text:p>
          </table:table-cell>
          <table:table-cell office:value-type="string">
            <text:p>Михайлович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table:content-validation-name="val1" office:value-type="string">
            <text:p>М</text:p>
          </table:table-cell>
          <table:table-cell table:formula="of:=IF([.$K7]&lt;&gt;&quot;&quot;;IF([.$K7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7 (908) 123-48-19</text:p>
          </table:table-cell>
          <table:table-cell table:style-name="Почта" office:value-type="string">
            <text:p><text:a xlink:href="mailto:plov@gmail.com">plov@gmail.com</text:a></text:p>
          </table:table-cell>
          <table:table-cell table:content-validation-name="val2" office:value-type="string">
            <text:p>Организатор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Анатолий</text:p>
          </table:table-cell>
          <table:table-cell table:style-name="Фамилия" office:value-type="string">
            <text:p>Ов</text:p>
          </table:table-cell>
          <table:table-cell office:value-type="string">
            <text:p>Степанович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table:content-validation-name="val1" office:value-type="string">
            <text:p>М</text:p>
          </table:table-cell>
          <table:table-cell table:formula="of:=IF([.$K8]&lt;&gt;&quot;&quot;;IF([.$K8]=&quot;М&quot;; &quot;Уважаемый&quot;; &quot;Уважаемая&quot;);&quot;&quot;)" office:value-type="string" office:string-value="Уважаемый">
            <text:p>Уважаемый</text:p>
          </table:table-cell>
          <table:table-cell office:value-type="string">
            <text:p>7 (934) 048-81-13</text:p>
          </table:table-cell>
          <table:table-cell table:style-name="Почта" office:value-type="string">
            <text:p><text:a xlink:href="mailto:aov@index.ru">aov@index.ru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Александра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а</text:p>
          </table:table-cell>
          <table:table-cell office:value-type="string">
            <text:p>Александры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ы</text:p>
          </table:table-cell>
          <table:table-cell office:value-type="string">
            <text:p>Александру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у</text:p>
          </table:table-cell>
          <table:table-cell table:content-validation-name="val1" office:value-type="string">
            <text:p>Ж</text:p>
          </table:table-cell>
          <table:table-cell table:formula="of:=IF([.$K9]&lt;&gt;&quot;&quot;;IF([.$K9]=&quot;М&quot;; &quot;Уважаемый&quot;; &quot;Уважаемая&quot;);&quot;&quot;)" office:value-type="string" office:string-value="Уважаемая">
            <text:p>Уважаемая</text:p>
          </table:table-cell>
          <table:table-cell office:value-type="string">
            <text:p>9 (567) 986-34-03</text:p>
          </table:table-cell>
          <table:table-cell table:style-name="Почта" office:value-type="string">
            <text:p><text:a xlink:href="mailto:saas@gmail.com">saas@gmail.com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Полина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а</text:p>
          </table:table-cell>
          <table:table-cell office:value-type="string">
            <text:p>Полины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ы</text:p>
          </table:table-cell>
          <table:table-cell office:value-type="string">
            <text:p>Полину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у</text:p>
          </table:table-cell>
          <table:table-cell table:content-validation-name="val1" office:value-type="string">
            <text:p>Ж</text:p>
          </table:table-cell>
          <table:table-cell table:formula="of:=IF([.$K10]&lt;&gt;&quot;&quot;;IF([.$K10]=&quot;М&quot;; &quot;Уважаемый&quot;; &quot;Уважаемая&quot;);&quot;&quot;)" office:value-type="string" office:string-value="Уважаемая">
            <text:p>Уважаемая</text:p>
          </table:table-cell>
          <table:table-cell office:value-type="string">
            <text:p>7 (937) 425-78-20</text:p>
          </table:table-cell>
          <table:table-cell table:style-name="Почта" office:value-type="string">
            <text:p><text:a xlink:href="mailto:polananana@gmail.com">polananana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Ксения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а</text:p>
          </table:table-cell>
          <table:table-cell office:value-type="string">
            <text:p>Ксении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ы</text:p>
          </table:table-cell>
          <table:table-cell office:value-type="string">
            <text:p>Ксению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у</text:p>
          </table:table-cell>
          <table:table-cell table:content-validation-name="val1" office:value-type="string">
            <text:p>Ж</text:p>
          </table:table-cell>
          <table:table-cell table:formula="of:=IF([.$K11]&lt;&gt;&quot;&quot;;IF([.$K11]=&quot;М&quot;; &quot;Уважаемый&quot;; &quot;Уважаемая&quot;);&quot;&quot;)" office:value-type="string" office:string-value="Уважаемая">
            <text:p>Уважаемая</text:p>
          </table:table-cell>
          <table:table-cell office:value-type="string">
            <text:p>1 (907) 347-84-57</text:p>
          </table:table-cell>
          <table:table-cell table:style-name="Почта" office:value-type="string">
            <text:p><text:a xlink:href="mailto:ksysya@mail.ru">ksysya@mail.ru</text:a></text:p>
          </table:table-cell>
          <table:table-cell table:content-validation-name="val2" office:value-type="string">
            <text:p>Почётный гость</text:p>
          </table:table-cell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2]&lt;&gt;&quot;&quot;;IF([.$H12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2]&lt;&gt;&quot;&quot;;IF([.$K12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3]&lt;&gt;&quot;&quot;;IF([.$H13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3]&lt;&gt;&quot;&quot;;IF([.$K13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4]&lt;&gt;&quot;&quot;;IF([.$H14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4]&lt;&gt;&quot;&quot;;IF([.$K14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5]&lt;&gt;&quot;&quot;;IF([.$H15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5]&lt;&gt;&quot;&quot;;IF([.$K15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6]&lt;&gt;&quot;&quot;;IF([.$H16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6]&lt;&gt;&quot;&quot;;IF([.$K16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7]&lt;&gt;&quot;&quot;;IF([.$H17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7]&lt;&gt;&quot;&quot;;IF([.$K17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8]&lt;&gt;&quot;&quot;;IF([.$H18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8]&lt;&gt;&quot;&quot;;IF([.$K18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9]&lt;&gt;&quot;&quot;;IF([.$H19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9]&lt;&gt;&quot;&quot;;IF([.$K19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0]&lt;&gt;&quot;&quot;;IF([.$H20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0]&lt;&gt;&quot;&quot;;IF([.$K20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1]&lt;&gt;&quot;&quot;;IF([.$H21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1]&lt;&gt;&quot;&quot;;IF([.$K21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2]&lt;&gt;&quot;&quot;;IF([.$H22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2]&lt;&gt;&quot;&quot;;IF([.$K22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3]&lt;&gt;&quot;&quot;;IF([.$H23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3]&lt;&gt;&quot;&quot;;IF([.$K23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4]&lt;&gt;&quot;&quot;;IF([.$H24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4]&lt;&gt;&quot;&quot;;IF([.$K24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5]&lt;&gt;&quot;&quot;;IF([.$H25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5]&lt;&gt;&quot;&quot;;IF([.$K25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6]&lt;&gt;&quot;&quot;;IF([.$H26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6]&lt;&gt;&quot;&quot;;IF([.$K26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7]&lt;&gt;&quot;&quot;;IF([.$H27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7]&lt;&gt;&quot;&quot;;IF([.$K27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8]&lt;&gt;&quot;&quot;;IF([.$H28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8]&lt;&gt;&quot;&quot;;IF([.$K28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9]&lt;&gt;&quot;&quot;;IF([.$H29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9]&lt;&gt;&quot;&quot;;IF([.$K29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1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30]&lt;&gt;&quot;&quot;;IF([.$H30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30]&lt;&gt;&quot;&quot;;IF([.$K30]=&quot;М&quot;; &quot;Уважаемый&quot;; &quot;Уважаем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8" table:default-cell-style-name="Текст"/>
        <table:table-row table:style-name="ro3">
          <table:table-cell table:style-name="Поле" office:value-type="string">
            <text:p>Пол</text:p>
          </table:table-cell>
        </table:table-row>
        <table:table-row table:style-name="ro2">
          <table:table-cell office:value-type="string">
            <text:p>М</text:p>
          </table:table-cell>
        </table:table-row>
        <table:table-row table:style-name="ro2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6" table:default-cell-style-name="Текст"/>
        <table:table-row table:style-name="ro3">
          <table:table-cell table:style-name="Поле" office:value-type="string">
            <text:p>Роль</text:p>
          </table:table-cell>
        </table:table-row>
        <table:table-row table:style-name="ro2">
          <table:table-cell office:value-type="string">
            <text:p>Президиум</text:p>
          </table:table-cell>
        </table:table-row>
        <table:table-row table:style-name="ro2">
          <table:table-cell office:value-type="string">
            <text:p>Встречающий</text:p>
          </table:table-cell>
        </table:table-row>
        <table:table-row table:style-name="ro2">
          <table:table-cell office:value-type="string">
            <text:p>Участник</text:p>
          </table:table-cell>
        </table:table-row>
        <table:table-row table:style-name="ro2">
          <table:table-cell office:value-type="string">
            <text:p>Организатор</text:p>
          </table:table-cell>
        </table:table-row>
        <table:table-row table:style-name="ro2">
          <table:table-cell office:value-type="string">
            <text:p>Регистратор</text:p>
          </table:table-cell>
        </table:table-row>
        <table:table-row table:style-name="ro2">
          <table:table-cell office:value-type="string">
            <text:p>Ассистент</text:p>
          </table:table-cell>
        </table:table-row>
        <table:table-row table:style-name="ro2">
          <table:table-cell office:value-type="string">
            <text:p>Почётный гость</text:p>
          </table:table-cell>
        </table:table-row>
        <table:table-row table:style-name="ro2" table:number-rows-repeated="11">
          <table:table-cell/>
        </table:table-row>
        <table:table-row table:style-name="ro2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font-weight="normal"/>
    </style:style>
    <style:style style:name="Фамилия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.10.2020</text:date>, <text:time>23:36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0-29T23:36:19</dc:date>
    <dc:creator>Кирилл Колобов</dc:creator>
    <meta:editing-duration>PT4H23M34S</meta:editing-duration>
    <meta:editing-cycles>39</meta:editing-cycles>
    <meta:generator>OpenOffice/4.1.7$Unix OpenOffice.org_project/417m1$Build-9800</meta:generator>
    <meta:document-statistic meta:table-count="3" meta:cell-count="252" meta:object-count="0"/>
  </office:meta>
</office:document-meta>
</file>